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74cm" fo:min-width="4.707cm"/>
    </style:style>
    <style:style style:name="gr2" style:family="graphic" style:parent-style-name="standard">
      <style:graphic-properties draw:textarea-horizontal-align="justify" draw:textarea-vertical-align="middle" draw:auto-grow-height="false" fo:min-height="1.309cm" fo:min-width="3.818cm"/>
    </style:style>
    <style:style style:name="gr3" style:family="graphic" style:parent-style-name="standard">
      <style:graphic-properties draw:textarea-horizontal-align="justify" draw:textarea-vertical-align="middle" draw:auto-grow-height="false" fo:min-height="1.447cm" fo:min-width="4.126cm"/>
    </style:style>
    <style:style style:name="gr4" style:family="graphic" style:parent-style-name="standard">
      <style:graphic-properties draw:textarea-horizontal-align="justify" draw:textarea-vertical-align="middle" draw:auto-grow-height="false" fo:min-height="1.374cm" fo:min-width="3.564cm"/>
    </style:style>
    <style:style style:name="gr5" style:family="graphic" style:parent-style-name="standard">
      <style:graphic-properties draw:textarea-horizontal-align="justify" draw:textarea-vertical-align="middle" draw:auto-grow-height="false" fo:min-height="0.69cm" fo:min-width="1.27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84cm" fo:min-width="1.95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1.596cm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207cm" svg:height="1.424cm" svg:x="11.714cm" svg:y="5.183cm">
          <text:p text:style-name="P1">Hash key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318cm" svg:height="1.559cm" svg:x="12.122cm" svg:y="11.352cm">
          <text:p text:style-name="P1">Sign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4.626cm" svg:height="1.697cm" svg:x="12.049cm" svg:y="14.054cm">
          <text:p text:style-name="P1">Certificate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4.064cm" svg:height="1.624cm" svg:x="1.535cm" svg:y="5.11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.556cm" svg:height="1.878cm" svg:x="6.915cm" svg:y="4.983cm">
          <text:p text:style-name="P1">Has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5.599cm" svg:y1="5.922cm" svg:x2="6.915cm" svg:y2="5.922cm" draw:start-shape="id1" draw:start-glue-point="1" draw:end-shape="id2" draw:end-glue-point="5" svg:d="M5599 5922h1316" svg:viewBox="0 0 1317 1">
          <text:p/>
        </draw:connector>
        <draw:connector draw:style-name="gr6" draw:text-style-name="P2" draw:layer="layout" draw:type="line" svg:x1="10.471cm" svg:y1="5.922cm" svg:x2="11.714cm" svg:y2="5.895cm" draw:start-shape="id2" draw:start-glue-point="7" draw:end-shape="id3" draw:end-glue-point="3" svg:d="M10471 5922l1243-27" svg:viewBox="0 0 1244 28">
          <text:p/>
        </draw:connector>
        <draw:custom-shape draw:style-name="gr7" draw:text-style-name="P1" xml:id="id4" draw:id="id4" draw:layer="layout" svg:width="4.899cm" svg:height="2.667cm" svg:x="11.849cm" svg:y="7.742cm">
          <text:p text:style-name="P1">Sign with</text:p>
          <text:p text:style-name="P1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14.317cm" svg:y1="6.607cm" svg:x2="14.299cm" svg:y2="7.742cm" draw:start-shape="id3" draw:start-glue-point="2" draw:end-shape="id4" draw:end-glue-point="4" svg:d="M14317 6607l-18 1135" svg:viewBox="0 0 19 1136">
          <text:p/>
        </draw:connector>
        <draw:connector draw:style-name="gr6" draw:text-style-name="P2" draw:layer="layout" draw:type="line" svg:x1="14.299cm" svg:y1="10.409cm" svg:x2="14.281cm" svg:y2="11.352cm" draw:start-shape="id4" draw:start-glue-point="6" draw:end-shape="id5" draw:end-glue-point="0" svg:d="M14299 10409l-18 943" svg:viewBox="0 0 19 944">
          <text:p/>
        </draw:connector>
        <draw:custom-shape draw:style-name="gr8" draw:text-style-name="P1" xml:id="id6" draw:id="id6" draw:layer="layout" svg:width="4.191cm" svg:height="2.032cm" svg:x="6.161cm" svg:y="11.098cm">
          <text:p text:style-name="P1">Attac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8" draw:id="id8" draw:layer="layout" svg:width="5.334cm" svg:height="1.778cm" svg:x="1.589cm" svg:y="13.911cm">
          <text:p text:style-name="P1">Signed Document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3.567cm" svg:y1="6.734cm" svg:x2="8.257cm" svg:y2="11.098cm" draw:start-shape="id1" draw:start-glue-point="2" draw:end-shape="id6" draw:end-glue-point="4" svg:d="M3567 6734v2182h4690v2182" svg:viewBox="0 0 4691 4365">
          <text:p/>
        </draw:connector>
        <draw:connector draw:style-name="gr6" draw:text-style-name="P2" draw:layer="layout" svg:x1="12.049cm" svg:y1="14.902cm" svg:x2="8.257cm" svg:y2="13.13cm" draw:start-shape="id7" draw:start-glue-point="3" draw:end-shape="id6" draw:end-glue-point="6" svg:d="M12049 14902h-3792v-1772" svg:viewBox="0 0 3793 1773">
          <text:p/>
        </draw:connector>
        <draw:connector draw:style-name="gr6" draw:text-style-name="P2" draw:layer="layout" svg:x1="6.161cm" svg:y1="12.114cm" svg:x2="4.256cm" svg:y2="13.911cm" draw:start-shape="id6" draw:start-glue-point="5" draw:end-shape="id8" svg:d="M6161 12114h-1905v1797" svg:viewBox="0 0 1906 1798">
          <text:p/>
        </draw:connector>
        <draw:connector draw:style-name="gr6" draw:text-style-name="P2" draw:layer="layout" draw:type="line" svg:x1="12.122cm" svg:y1="12.131cm" svg:x2="10.352cm" svg:y2="12.114cm" draw:start-shape="id5" draw:start-glue-point="3" draw:end-shape="id6" draw:end-glue-point="7" svg:d="M12122 12131l-1770-17" svg:viewBox="0 0 1771 18">
          <text:p/>
        </draw:connector>
        <draw:line draw:style-name="gr10" draw:text-style-name="P2" draw:layer="layout" svg:x1="11.033cm" svg:y1="2.524cm" svg:x2="11.06cm" svg:y2="17.31cm">
          <text:p/>
        </draw:line>
        <draw:frame draw:style-name="gr11" draw:text-style-name="P3" draw:layer="layout" svg:width="2.369cm" svg:height="0.962cm" svg:x="7.523cm" svg:y="3.186cm">
          <draw:text-box>
            <text:p>Server</text:p>
          </draw:text-box>
        </draw:frame>
        <draw:frame draw:style-name="gr11" draw:text-style-name="P3" draw:layer="layout" svg:width="2.119cm" svg:height="0.962cm" svg:x="12.443cm" svg:y="3.159cm">
          <draw:text-box>
            <text:p>Cli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10:29:42.533969815</meta:creation-date>
    <meta:generator>LibreOffice/5.0.6.2$Linux_X86_64 LibreOffice_project/00$Build-2</meta:generator>
    <dc:date>2016-06-10T13:41:31.514901815</dc:date>
    <meta:editing-duration>PT1H1M3S</meta:editing-duration>
    <meta:editing-cycles>84</meta:editing-cycles>
    <meta:document-statistic meta:object-count="19"/>
  </office:meta>
</office:document-meta>
</file>